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1">
      <style:paragraph-properties fo:margin-top="0in" fo:margin-bottom="0in"/>
    </style:style>
    <style:style style:name="P5" style:family="paragraph" style:parent-style-name="Text_20_body" style:list-style-name="L2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олноценный список тем чтобы понять из чего состоит и что нужно изучать - в контексте "Wordpress Разработка Плагинов"</text:p>
      <text:p text:style-name="Standard">ChatGPT</text:p>
      <text:p text:style-name="P1">ChatGPT</text:p>
      <text:p text:style-name="Text_20_body">Конечно, вот полноценный список тем для изучения в контексте разработки плагинов для WordPress:</text:p>
      <text:list xml:id="list2655428794575192207" text:style-name="L1">
        <text:list-item>
          <text:p text:style-name="P2"><text:span text:style-name="Strong_20_Emphasis">PHP Basics:</text:span></text:p>
          <text:list>
            <text:list-item>
              <text:p text:style-name="P4">Синтаксис PHP</text:p>
            </text:list-item>
            <text:list-item>
              <text:p text:style-name="P4">Переменные, массивы и функции</text:p>
            </text:list-item>
            <text:list-item>
              <text:p text:style-name="P4">ООП в PHP</text:p>
            </text:list-item>
          </text:list>
        </text:list-item>
        <text:list-item>
          <text:p text:style-name="P2"><text:span text:style-name="Strong_20_Emphasis">WordPress Development Fundamentals:</text:span></text:p>
          <text:list>
            <text:list-item>
              <text:p text:style-name="P4">Архитектура WordPress</text:p>
            </text:list-item>
            <text:list-item>
              <text:p text:style-name="P4">Шаблонизация и темы WordPress</text:p>
            </text:list-item>
            <text:list-item>
              <text:p text:style-name="P4">Создание пользовательских типов записей и таксономий</text:p>
            </text:list-item>
          </text:list>
        </text:list-item>
        <text:list-item>
          <text:p text:style-name="P2"><text:span text:style-name="Strong_20_Emphasis">WordPress Plugin Development Essentials:</text:span></text:p>
          <text:list>
            <text:list-item>
              <text:p text:style-name="P4">Структура плагина WordPress</text:p>
            </text:list-item>
            <text:list-item>
              <text:p text:style-name="P4">Использование хуков и фильтров</text:p>
            </text:list-item>
            <text:list-item>
              <text:p text:style-name="P4">Создание административных страниц и настроек</text:p>
            </text:list-item>
          </text:list>
        </text:list-item>
        <text:list-item>
          <text:p text:style-name="P2"><text:span text:style-name="Strong_20_Emphasis">WordPress APIs and Libraries:</text:span></text:p>
          <text:list>
            <text:list-item>
              <text:p text:style-name="P4">Работа с базой данных WordPress</text:p>
            </text:list-item>
            <text:list-item>
              <text:p text:style-name="P4">Использование AJAX в WordPress</text:p>
            </text:list-item>
            <text:list-item>
              <text:p text:style-name="P4">Работа с изображениями и медиафайлами</text:p>
            </text:list-item>
          </text:list>
        </text:list-item>
        <text:list-item>
          <text:p text:style-name="P2"><text:span text:style-name="Strong_20_Emphasis">Security Best Practices:</text:span></text:p>
          <text:list>
            <text:list-item>
              <text:p text:style-name="P4">Обработка пользовательского ввода и защита от инъекций</text:p>
            </text:list-item>
            <text:list-item>
              <text:p text:style-name="P4">Правильное управление доступом и авторизация</text:p>
            </text:list-item>
            <text:list-item>
              <text:p text:style-name="P4">Проверка безопасности плагинов перед публикацией</text:p>
            </text:list-item>
          </text:list>
        </text:list-item>
        <text:list-item>
          <text:p text:style-name="P2"><text:span text:style-name="Strong_20_Emphasis">Performance Optimization:</text:span></text:p>
          <text:list>
            <text:list-item>
              <text:p text:style-name="P4">Оптимизация запросов к базе данных</text:p>
            </text:list-item>
            <text:list-item>
              <text:p text:style-name="P4">Кеширование и оптимизация загрузки ресурсов</text:p>
            </text:list-item>
            <text:list-item>
              <text:p text:style-name="P4">Оценка производительности и оптимизация кода</text:p>
            </text:list-item>
          </text:list>
        </text:list-item>
        <text:list-item>
          <text:p text:style-name="P2"><text:span text:style-name="Strong_20_Emphasis">Testing and Debugging:</text:span></text:p>
          <text:list>
            <text:list-item>
              <text:p text:style-name="P4">Использование инструментов для тестирования кода (например, PHPUnit)</text:p>
            </text:list-item>
            <text:list-item>
              <text:p text:style-name="P4">Отладка плагинов с помощью инструментов разработчика браузера и логов WordPress</text:p>
            </text:list-item>
            <text:list-item>
              <text:p text:style-name="P4">Тестирование совместимости с различными версиями WordPress и другими плагинами</text:p>
            </text:list-item>
          </text:list>
        </text:list-item>
        <text:list-item>
          <text:p text:style-name="P2"><text:span text:style-name="Strong_20_Emphasis">Deployment and Distribution:</text:span></text:p>
          <text:list>
            <text:list-item>
              <text:p text:style-name="P4">Подготовка плагина к публикации в WordPress Plugin Repository</text:p>
            </text:list-item>
            <text:list-item>
              <text:p text:style-name="P4">Управление версиями и обновлениями плагина</text:p>
            </text:list-item>
            <text:list-item>
              <text:p text:style-name="P4">Развертывание и установка плагина на различных сайтах WordPress</text:p>
            </text:list-item>
          </text:list>
        </text:list-item>
        <text:list-item>
          <text:p text:style-name="P2"><text:span text:style-name="Strong_20_Emphasis">Community Involvement and Resources:</text:span></text:p>
          <text:list>
            <text:list-item>
              <text:p text:style-name="P4">Участие в сообществе разработчиков WordPress</text:p>
            </text:list-item>
            <text:list-item>
              <text:p text:style-name="P4">Использование документации и руководств по WordPress и плагинам</text:p>
            </text:list-item>
            <text:list-item>
              <text:p text:style-name="P4">Поиск поддержки и решение проблем через форумы и онлайн-сообщества WordPress</text:p>
            </text:list-item>
          </text:list>
        </text:list-item>
        <text:list-item>
          <text:p text:style-name="P2"><text:soft-page-break/><text:span text:style-name="Strong_20_Emphasis">Advanced Topics:</text:span></text:p>
        </text:list-item>
      </text:list>
      <text:list xml:id="list5422664882223858881" text:style-name="L2">
        <text:list-item>
          <text:p text:style-name="P5">Разработка мультиязычных и мультиплатформенных плагинов</text:p>
        </text:list-item>
        <text:list-item>
          <text:p text:style-name="P5">Интеграция плагинов с внешними сервисами и API</text:p>
        </text:list-item>
        <text:list-item>
          <text:p text:style-name="P3">Создание расширяемых и настраиваемых плагинов с использованием паттернов проектирования</text:p>
        </text:list-item>
      </text:list>
      <text:p text:style-name="Text_20_body">Изучение этих тем позволит вам стать компетентным разработчиком плагинов для WordPress и создавать функциональные и безопасные расширения для этой платформы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4$Win32 OpenOffice.org_project/4114m1$Build-9811</meta:generator>
    <dc:date>2024-05-01T23:06:48.20</dc:date>
    <meta:document-statistic meta:table-count="0" meta:image-count="0" meta:object-count="0" meta:page-count="2" meta:paragraph-count="45" meta:word-count="294" meta:character-count="2088"/>
    <dc:creator>Dima Wide</dc:creator>
    <meta:user-defined meta:name="Info 1"/>
    <meta:user-defined meta:name="Info 2"/>
    <meta:user-defined meta:name="Info 3"/>
    <meta:user-defined meta:name="Info 4"/>
  </office:meta>
</office:document-meta>
</file>